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lkduster" svg:font-family="Chalkduste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ffffff" draw:fill-gradient-name="Gradient_20_7" draw:gradient-step-count="64" draw:textarea-horizontal-align="justify" draw:textarea-vertical-align="middle" draw:auto-grow-height="false" fo:min-height="5.166cm" fo:min-width="4.916cm" draw:shadow="hidden"/>
    </style:style>
    <style:style style:name="gr2" style:family="graphic" style:parent-style-name="standard">
      <style:graphic-properties draw:stroke="none" draw:fill="none" fo:min-height="1.55cm"/>
    </style:style>
    <style:style style:name="P1" style:family="paragraph">
      <loext:graphic-properties draw:fill="gradient" draw:fill-color="#ffffff" draw:fill-gradient-name="Gradient_20_7" draw:gradient-step-count="64"/>
      <style:paragraph-properties fo:text-align="center"/>
    </style:style>
    <style:style style:name="P2" style:family="paragraph">
      <style:text-properties fo:color="#000080" style:font-name="Chalkduster" fo:font-size="50pt" style:font-size-asian="18pt" style:font-size-complex="18pt"/>
    </style:style>
    <style:style style:name="P3" style:family="paragraph">
      <loext:graphic-properties draw:fill="none"/>
      <style:text-properties fo:color="#000080" style:font-name="Chalkduster" fo:font-size="50pt" style:font-size-asian="18pt" style:font-size-complex="18pt"/>
    </style:style>
    <style:style style:name="P4" style:family="paragraph">
      <style:text-properties fo:color="#dc2300" style:font-name="Chalkduster" fo:font-size="50pt" style:font-size-asian="18pt" style:font-size-complex="18pt"/>
    </style:style>
    <style:style style:name="P5" style:family="paragraph">
      <loext:graphic-properties draw:fill="none"/>
      <style:text-properties fo:color="#dc2300" style:font-name="Chalkduster" fo:font-size="50pt" style:font-size-asian="18pt" style:font-size-complex="18pt"/>
    </style:style>
    <style:style style:name="P6" style:family="paragraph">
      <style:text-properties fo:color="#cccc00" style:font-name="Chalkduster" fo:font-size="50pt" style:font-size-asian="18pt" style:font-size-complex="18pt"/>
    </style:style>
    <style:style style:name="P7" style:family="paragraph">
      <loext:graphic-properties draw:fill="none"/>
      <style:text-properties fo:color="#cccc00" style:font-name="Chalkduster" fo:font-size="50pt" style:font-size-asian="18pt" style:font-size-complex="18pt"/>
    </style:style>
    <style:style style:name="T1" style:family="text">
      <style:text-properties fo:color="#000080" style:font-name="Chalkduster" fo:font-size="50pt" style:font-size-asian="18pt" style:font-size-complex="18pt"/>
    </style:style>
    <style:style style:name="T2" style:family="text">
      <style:text-properties fo:color="#dc2300" style:font-name="Chalkduster" fo:font-size="50pt" style:font-size-asian="18pt" style:font-size-complex="18pt"/>
    </style:style>
    <style:style style:name="T3" style:family="text">
      <style:text-properties fo:color="#cccc00" style:font-name="Chalkduster" fo:font-size="5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6cm" svg:x="1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6cm" svg:height="2.478cm" svg:x="1.2cm" svg:y="0.822cm">
          <draw:text-box>
            <text:p text:style-name="P2"><text:span text:style-name="T1">I</text:span></text:p>
          </draw:text-box>
        </draw:frame>
        <draw:frame draw:style-name="gr2" draw:text-style-name="P3" draw:layer="layout" svg:width="1.6cm" svg:height="2.478cm" svg:x="3.167cm" svg:y="0.8cm">
          <draw:text-box>
            <text:p text:style-name="P2"><text:span text:style-name="T1">N</text:span></text:p>
          </draw:text-box>
        </draw:frame>
        <draw:frame draw:style-name="gr2" draw:text-style-name="P3" draw:layer="layout" svg:width="1.6cm" svg:height="2.478cm" svg:x="5.1cm" svg:y="0.822cm">
          <draw:text-box>
            <text:p text:style-name="P2"><text:span text:style-name="T1">F</text:span></text:p>
          </draw:text-box>
        </draw:frame>
        <draw:frame draw:style-name="gr2" draw:text-style-name="P5" draw:layer="layout" svg:width="1.6cm" svg:height="2.478cm" svg:x="1.2cm" svg:y="2.8cm">
          <draw:text-box>
            <text:p text:style-name="P4"><text:span text:style-name="T2">N</text:span></text:p>
          </draw:text-box>
        </draw:frame>
        <draw:frame draw:style-name="gr2" draw:text-style-name="P5" draw:layer="layout" svg:width="1.6cm" svg:height="2.478cm" svg:x="3.2cm" svg:y="2.8cm">
          <draw:text-box>
            <text:p text:style-name="P4"><text:span text:style-name="T2">O</text:span></text:p>
          </draw:text-box>
        </draw:frame>
        <draw:frame draw:style-name="gr2" draw:text-style-name="P5" draw:layer="layout" svg:width="1.6cm" svg:height="2.478cm" svg:x="5cm" svg:y="2.8cm">
          <draw:text-box>
            <text:p text:style-name="P4"><text:span text:style-name="T2">D</text:span></text:p>
          </draw:text-box>
        </draw:frame>
        <draw:frame draw:style-name="gr2" draw:text-style-name="P7" draw:layer="layout" svg:width="1.6cm" svg:height="2.478cm" svg:x="3.2cm" svg:y="4.7cm">
          <draw:text-box>
            <text:p text:style-name="P6"><text:span text:style-name="T3">R</text:span></text:p>
          </draw:text-box>
        </draw:frame>
        <draw:frame draw:style-name="gr2" draw:text-style-name="P7" draw:layer="layout" svg:width="1.6cm" svg:height="2.478cm" svg:x="5.1cm" svg:y="4.622cm">
          <draw:text-box>
            <text:p text:style-name="P6"><text:span text:style-name="T3">A</text:span></text:p>
          </draw:text-box>
        </draw:frame>
        <draw:frame draw:style-name="gr2" draw:text-style-name="P7" draw:layer="layout" svg:width="1.6cm" svg:height="2.478cm" svg:x="1cm" svg:y="4.7cm">
          <draw:text-box>
            <text:p text:style-name="P6"><text:span text:style-name="T3">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alkduster" svg:font-family="Chalkduste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fffff" draw:end-color="#000000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4T19:43:18.601657633</meta:creation-date>
    <dc:date>2019-03-24T19:55:35.526595133</dc:date>
    <meta:editing-duration>PT12M19S</meta:editing-duration>
    <meta:editing-cycles>1</meta:editing-cycles>
    <meta:document-statistic meta:object-count="10"/>
    <meta:generator>LibreOffice/5.1.6.2$MacOSX_X86_64 LibreOffice_project/07ac168c60a517dba0f0d7bc7540f5afa45f0909</meta:generator>
  </office:meta>
</office:document-meta>
</file>